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new" svg:font-family="Timesnew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90d6c" style:font-size-asian="12pt" style:font-name-complex="Times New Roman1"/>
    </style:style>
    <style:style style:name="P2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90d6c" style:font-size-asian="12pt" style:font-name-complex="Times New Roman1"/>
    </style:style>
    <style:style style:name="P3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90d6c" style:font-size-asian="12pt" style:font-name-complex="Times New Roman1"/>
    </style:style>
    <style:style style:name="P4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90d6c" style:font-size-asian="12pt" style:font-name-complex="Times New Roman1"/>
    </style:style>
    <style:style style:name="P5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28926c" style:font-size-asian="12pt" style:font-name-complex="Times New Roman1"/>
    </style:style>
    <style:style style:name="P6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2f9cca" style:font-size-asian="12pt" style:font-name-complex="Times New Roman1"/>
    </style:style>
    <style:style style:name="P7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c7b9d" officeooo:paragraph-rsid="002c7b9d" style:font-size-asian="12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90d6c" style:font-size-asian="12pt" style:font-name-complex="Times New Roman1"/>
    </style:style>
    <style:style style:name="P9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a7fb9" style:font-size-asian="12pt" style:font-name-complex="Times New Roman1"/>
    </style:style>
    <style:style style:name="P10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90d6c" style:font-size-asian="12pt" style:font-name-complex="Times New Roman1"/>
    </style:style>
    <style:style style:name="P11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  <style:tab-stop style:position="4.4165in"/>
        </style:tab-stops>
      </style:paragraph-properties>
      <style:text-properties style:font-name="Times New Roman" fo:font-size="12pt" officeooo:paragraph-rsid="002b1044" style:font-size-asian="12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90d6c" style:font-size-asian="15pt" style:font-name-complex="Times New Roman1" style:font-size-complex="15pt"/>
    </style:style>
    <style:style style:name="P13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officeooo:paragraph-rsid="00190d6c"/>
    </style:style>
    <style:style style:name="P14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officeooo:paragraph-rsid="001a7fb9"/>
    </style:style>
    <style:style style:name="P15" style:family="paragraph" style:parent-style-name="Standard" style:list-style-name="L2">
      <style:paragraph-properties fo:line-height="115%"/>
      <style:text-properties officeooo:rsid="00190d6c" officeooo:paragraph-rsid="00190d6c"/>
    </style:style>
    <style:style style:name="P16" style:family="paragraph" style:parent-style-name="Standard" style:list-style-name="L2">
      <style:paragraph-properties fo:line-height="115%"/>
      <style:text-properties officeooo:rsid="00190d6c" officeooo:paragraph-rsid="002c7b9d"/>
    </style:style>
    <style:style style:name="P17" style:family="paragraph" style:parent-style-name="Standard">
      <style:paragraph-properties fo:line-height="115%"/>
      <style:text-properties officeooo:rsid="00190d6c" officeooo:paragraph-rsid="00190d6c"/>
    </style:style>
    <style:style style:name="P18" style:family="paragraph" style:parent-style-name="Standard" style:list-style-name="L3">
      <style:paragraph-properties fo:line-height="115%"/>
      <style:text-properties officeooo:rsid="00190d6c" officeooo:paragraph-rsid="00190d6c"/>
    </style:style>
    <style:style style:name="P19" style:family="paragraph" style:parent-style-name="Standard" style:list-style-name="L4">
      <style:paragraph-properties fo:line-height="115%"/>
      <style:text-properties officeooo:rsid="00190d6c" officeooo:paragraph-rsid="00190d6c"/>
    </style:style>
    <style:style style:name="P20" style:family="paragraph" style:parent-style-name="Standard" style:list-style-name="L5">
      <style:paragraph-properties fo:line-height="115%"/>
      <style:text-properties officeooo:rsid="001a7fb9" officeooo:paragraph-rsid="001a7fb9"/>
    </style:style>
    <style:style style:name="P21" style:family="paragraph" style:parent-style-name="Standard">
      <style:paragraph-properties fo:line-height="115%"/>
      <style:text-properties officeooo:rsid="001a7fb9" officeooo:paragraph-rsid="001a7fb9"/>
    </style:style>
    <style:style style:name="P22" style:family="paragraph" style:parent-style-name="Standard" style:list-style-name="L6">
      <style:paragraph-properties fo:line-height="115%"/>
      <style:text-properties style:text-underline-style="none" officeooo:rsid="001c0238" officeooo:paragraph-rsid="001c0238"/>
    </style:style>
    <style:style style:name="P23" style:family="paragraph" style:parent-style-name="Standard">
      <style:paragraph-properties fo:line-height="115%"/>
      <style:text-properties style:text-underline-style="none" officeooo:rsid="001c0238" officeooo:paragraph-rsid="001c0238"/>
    </style:style>
    <style:style style:name="P24" style:family="paragraph" style:parent-style-name="Standard" style:list-style-name="L7">
      <style:paragraph-properties fo:line-height="115%">
        <style:tab-stops>
          <style:tab-stop style:position="1.3957in"/>
        </style:tab-stops>
      </style:paragraph-properties>
      <style:text-properties officeooo:rsid="001c0238" officeooo:paragraph-rsid="001c0238"/>
    </style:style>
    <style:style style:name="P25" style:family="paragraph" style:parent-style-name="Standard" style:list-style-name="L2">
      <style:paragraph-properties fo:line-height="115%"/>
      <style:text-properties officeooo:rsid="002c7b9d" officeooo:paragraph-rsid="002c7b9d"/>
    </style:style>
    <style:style style:name="P26" style:family="paragraph" style:parent-style-name="Standard">
      <style:paragraph-properties fo:line-height="115%"/>
      <style:text-properties style:text-underline-style="solid" style:text-underline-width="auto" style:text-underline-color="font-color" officeooo:rsid="00190d6c" officeooo:paragraph-rsid="00190d6c"/>
    </style:style>
    <style:style style:name="P27" style:family="paragraph" style:parent-style-name="Standard">
      <style:paragraph-properties fo:line-height="115%"/>
      <style:text-properties style:text-underline-style="solid" style:text-underline-width="auto" style:text-underline-color="font-color" officeooo:rsid="001a7fb9" officeooo:paragraph-rsid="001a7fb9"/>
    </style:style>
    <style:style style:name="P28" style:family="paragraph" style:parent-style-name="Standard">
      <style:paragraph-properties fo:line-height="115%"/>
      <style:text-properties style:text-underline-style="solid" style:text-underline-width="auto" style:text-underline-color="font-color" officeooo:rsid="001c0238" officeooo:paragraph-rsid="001c0238"/>
    </style:style>
    <style:style style:name="P29" style:family="paragraph" style:parent-style-name="Standard" style:list-style-name="L2">
      <style:paragraph-properties fo:line-height="115%"/>
      <style:text-properties officeooo:rsid="002f9cca" officeooo:paragraph-rsid="002f9cca"/>
    </style:style>
    <style:style style:name="P30" style:family="paragraph" style:parent-style-name="Standard" style:list-style-name="L3">
      <style:paragraph-properties fo:line-height="115%"/>
      <style:text-properties officeooo:rsid="002f9cca" officeooo:paragraph-rsid="002f9cca"/>
    </style:style>
    <style:style style:name="P31" style:family="paragraph" style:parent-style-name="Standard" style:list-style-name="L3">
      <style:paragraph-properties fo:line-height="115%"/>
      <style:text-properties officeooo:rsid="0030f8b1" officeooo:paragraph-rsid="0030f8b1"/>
    </style:style>
    <style:style style:name="P32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90d6c" style:font-size-asian="18pt" style:font-weight-asian="bold" style:font-name-complex="Times New Roman1"/>
    </style:style>
    <style:style style:name="P33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90d6c" style:font-name-complex="Times New Roman1"/>
    </style:style>
    <style:style style:name="P3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officeooo:paragraph-rsid="00190d6c" style:font-name-complex="Times New Roman1"/>
    </style:style>
    <style:style style:name="P35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90d6c" style:font-size-asian="12pt" style:font-style-asian="italic" style:font-name-complex="Times New Roman1"/>
    </style:style>
    <style:style style:name="P36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90d6c" style:font-size-asian="12pt" style:font-name-complex="Times New Roman1"/>
    </style:style>
    <style:style style:name="P3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90d6c" style:font-size-asian="12pt" style:font-name-complex="Times New Roman1"/>
    </style:style>
    <style:style style:name="P38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90d6c" style:font-size-asian="15pt" style:font-name-complex="Times New Roman1" style:font-size-complex="15pt"/>
    </style:style>
    <style:style style:name="P3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90d6c" style:font-size-asian="15pt" style:font-name-complex="Times New Roman1" style:font-size-complex="15pt"/>
    </style:style>
    <style:style style:name="P40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90d6c"/>
    </style:style>
    <style:style style:name="P41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90d6c"/>
    </style:style>
    <style:style style:name="P42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90d6c" style:font-size-asian="18pt" style:font-weight-asian="bold" style:font-name-complex="Times New Roman1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1" style:font-style-complex="italic"/>
    </style:style>
    <style:style style:name="T2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name-complex="Times New Roman1" style:font-style-complex="italic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font-size="12pt" officeooo:rsid="00190d6c" style:font-size-asian="12pt" style:font-name-complex="Times New Roman1"/>
    </style:style>
    <style:style style:name="T5" style:family="text">
      <style:text-properties style:font-name="Times New Roman" fo:font-size="12pt" officeooo:rsid="001a7fb9" style:font-size-asian="12pt" style:font-name-complex="Times New Roman1"/>
    </style:style>
    <style:style style:name="T6" style:family="text">
      <style:text-properties style:font-name="Times New Roman" fo:font-size="12pt" officeooo:rsid="002b1044" style:font-size-asian="12pt" style:font-name-complex="Times New Roman1"/>
    </style:style>
    <style:style style:name="T7" style:family="text">
      <style:text-properties style:font-name="Liberation Serif" fo:font-size="12pt" fo:language="en" fo:country="US" style:text-underline-style="none" style:font-size-asian="12pt" style:font-size-complex="12pt"/>
    </style:style>
    <style:style style:name="T8" style:family="text">
      <style:text-properties style:font-name="Liberation Serif" fo:font-size="12pt" fo:language="en" fo:country="US" style:text-underline-style="solid" style:text-underline-width="auto" style:text-underline-color="font-color" officeooo:rsid="001d1669" style:font-size-asian="12pt" style:font-size-complex="12pt"/>
    </style:style>
    <style:style style:name="T9" style:family="text">
      <style:text-properties officeooo:rsid="002b1044"/>
    </style:style>
    <style:style style:name="T10" style:family="text">
      <style:text-properties officeooo:rsid="002c7b9d"/>
    </style:style>
    <style:style style:name="T11" style:family="text">
      <style:text-properties officeooo:rsid="002f9cca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ata Base System Implementation</text:p>
      <text:p text:style-name="P32">COP-6726</text:p>
      <text:p text:style-name="P33">Submitted by:</text:p>
      <text:p text:style-name="P35">Naman Arora</text:p>
      <text:p text:style-name="P35">UFID: 3979-0439</text:p>
      <text:p text:style-name="P35">Nikunj Sarda</text:p>
      <text:p text:style-name="P35">UFID: 9360-6581</text:p>
      <text:p text:style-name="P38">Introduction:</text:p>
      <text:p text:style-name="P40"><text:span text:style-name="T3">This document is intended to present the outcomes and the process of the completed work for the Project 2 milestone 2. The heap and sorted file variation to DB file implementation has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3">here</text:span></text:span></text:a><text:span text:style-name="T3">.</text:span></text:p>
      <text:p text:style-name="P36"/>
      <text:p text:style-name="P39">Source File Hierarchy:</text:p>
      <text:p text:style-name="P41"><text:span text:style-name="T3">The directories are arranged in a flat manner with the exception of exactly three, </text:span><text:span text:style-name="T1">viz. </text:span><text:span text:style-name="T3">bin/, tpch-dbgen/ and tmp/. The bin/ directory is the output destination for the dbfile, </text:span><text:span text:style-name="T1">i.e. </text:span><text:span text:style-name="T3">dbfile directory. The tpch-dbgen is the git repository for the TPCH sub program. tmp/ <text:s/>houses all the test case files, tc{1,2,3,4}.txt along with some patch files </text:span><text:span text:style-name="T1">viz, </text:span><text:span text:style-name="T3">tc{1,2,3,4}_txt.patch, test_{cc,h}.patch, runTestCases_sh.patch and a1-test_cc.patch. These patch files demark where the respective files differ from the vanilla ones provided. Output1.txt exists in tmp/ directory too.</text:span></text:p>
      <text:p text:style-name="P41"><text:span text:style-name="T3">*</text:span><text:span text:style-name="T2">Note that since the test.cc and a1-test.cc have been modified to provide all the relations as options, the second line of test cases have been altered to reflect the same relations.</text:span></text:p>
      <text:p text:style-name="P34"/>
      <text:p text:style-name="P39">The compilation process:</text:p>
      <text:p text:style-name="P37">The compilation process is accomplished by a recursive call to Makefiles in each subdirectory by the Makefile in the src/ directory.</text:p>
      <text:p text:style-name="P37">The provided NamanArora_NikunjSarda_p1.zip has one sub-directory, src/.</text:p>
      <text:p text:style-name="P1">$&gt; unzip NamanArora_NikunjSarda_p1.zip</text:p>
      <text:p text:style-name="P1">$&gt; cd proj2_<text:span text:style-name="T10">2</text:span></text:p>
      <text:p text:style-name="P37">Now to build:</text:p>
      <text:p text:style-name="P1">$&gt; make</text:p>
      <text:p text:style-name="P5">The above command will create all the <text:span text:style-name="T11">binaries, test.out, gtest.out, test_heap.out and test_bigq.out along with tpch-dbgen/dbgen</text:span>.</text:p>
      <text:p text:style-name="P37">To generate tpch-dbgen files (tpch-dbgen/ sub-dir is always compiled with all of the above targets)</text:p>
      <text:list xml:id="list3234671725" text:style-name="WWNum9">
        <text:list-item>
          <text:p text:style-name="P2">$&gt; cd tpch-dbgen/</text:p>
        </text:list-item>
      </text:list>
      <text:list xml:id="list1290615406" text:style-name="WWNum4">
        <text:list-item>
          <text:p text:style-name="P3">$&gt; ./dbgen &lt;options&gt; -s &lt;size&gt;</text:p>
        </text:list-item>
      </text:list>
      <text:p text:style-name="P37">All the available relation binary files are available in bin/</text:p>
      <text:p text:style-name="P37">To clean the repository, <text:span text:style-name="T11">not including files in bin/ and *.tbl files</text:span>,</text:p>
      <text:list xml:id="list947436156" text:style-name="WWNum10">
        <text:list-item>
          <text:p text:style-name="P4">$&gt; make clean</text:p>
          <text:p text:style-name="P6">To clean the repository, including files in bin/ and tpch-dbgen/*.tbl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"><text:soft-page-break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 text:c="11"/>$&gt; make distclean</text:p>
        </text:list-item>
      </text:list>
      <text:p text:style-name="P8"/>
      <text:p text:style-name="P12">Change log:</text:p>
      <text:list xml:id="list997908339" text:style-name="L1">
        <text:list-item>
          <text:p text:style-name="P13"><text:span text:style-name="T3">Updated </text:span><text:span text:style-name="T4">db</text:span><text:span text:style-name="T3">file.cc and </text:span><text:span text:style-name="T4">db</text:span><text:span text:style-name="T3">file.h </text:span><text:span text:style-name="T6">to add an interface class that internally calls heap and sorted files.</text:span></text:p>
        </text:list-item>
        <text:list-item>
          <text:p text:style-name="P9">Updated file.cc and file.h <text:span text:style-name="T9">to append the SortInfo, type of file and curLength of pages in the beginning page of the database file as metadata.</text:span></text:p>
        </text:list-item>
        <text:list-item>
          <text:p text:style-name="P14"><text:span text:style-name="T5">Added</text:span><text:span text:style-name="T3"> heap.cc and heap.h </text:span><text:span text:style-name="T6">as the implementation of Heap file completed in prior submissions.</text:span></text:p>
        </text:list-item>
        <text:list-item>
          <text:p text:style-name="P11">Updated <text:bookmark text:name="_GoBack"/><text:span text:style-name="T9">OrderMaker class</text:span> <text:span text:style-name="T9">to include an overloaded assignment operator and a function to generate a query OrderMaker instance given another OrderMaker and a CNF.</text:span></text:p>
        </text:list-item>
        <text:list-item>
          <text:p text:style-name="P10">Updated test.cc, <text:span text:style-name="T9">specifically add_data function so that the internal loop does not waste a sucked record when the proc flag has reached its limit. Also add_data all returns proc-1 since there is always extra record counted at the end of loop.</text:span></text:p>
        </text:list-item>
        <text:list-item>
          <text:p text:style-name="P10">Added sort_helper.cc, <text:span text:style-name="T9">sorted.cc and sorted.h as implementation of Sorted File.</text:span></text:p>
        </text:list-item>
        <text:list-item>
          <text:p text:style-name="P7">enum fType, struct SortInfo and struct metadata are defined in defs.h</text:p>
        </text:list-item>
      </text:list>
      <text:p text:style-name="P8"/>
      <text:p text:style-name="P26">dbfile.cc:</text:p>
      <text:list xml:id="list1949101045" text:style-name="L2">
        <text:list-item>
          <text:p text:style-name="P15">struct SortInfo &amp;SortInfo :: operator= (const struct SortInfo &amp;) : </text:p>
          <text:p text:style-name="P25">SortInfo operator assignment operator overload.</text:p>
        </text:list-item>
        <text:list-item>
          <text:p text:style-name="P15">int DBFile :: get_type(const char *):</text:p>
          <text:p text:style-name="P25">This opens up a dummy File class instance to read the metadata of file requested for opening. Inputs the file name and outputs the type of type fType defined at defs.h</text:p>
        </text:list-item>
        <text:list-item>
          <text:p text:style-name="P15">int DBFile :: Create(const char *, ftype , SortInfo *):</text:p>
          <text:p text:style-name="P25">Returns exit status, 0 if creation fails and 1 if it succeedes.</text:p>
        </text:list-item>
        <text:list-item>
          <text:p text:style-name="P15">int DBFile :: Open(const char *):</text:p>
          <text:p text:style-name="P25">Returns 0 on failure and 1 on success.</text:p>
        </text:list-item>
        <text:list-item>
          <text:p text:style-name="P15">void DBFile :: Add(Record *):</text:p>
          <text:p text:style-name="P25">Takes in a record in form Record * and adds it to currently opened file.</text:p>
        </text:list-item>
        <text:list-item>
          <text:p text:style-name="P16">void DBFile :: Load(Schema *, const char *):</text:p>
          <text:p text:style-name="P29">Inputs a schema and file name of the table to load the records. Calls sorted or heap file functions accordingly.</text:p>
        </text:list-item>
        <text:list-item>
          <text:p text:style-name="P15">void DBFile :: MoveFirst():</text:p>
          <text:p text:style-name="P29">Move to the very first record.</text:p>
        </text:list-item>
        <text:list-item>
          <text:p text:style-name="P15">int DBFile :: GetNext(Record *):</text:p>
          <text:p text:style-name="P29">Gets the next record in sequential manner. Returns 0 on error and 1 on success.</text:p>
        </text:list-item>
        <text:list-item>
          <text:p text:style-name="P15">int DBFile :: GetNext(Record *, CNF *, Record *):</text:p>
          <text:p text:style-name="P29">Gets the next record based on given CNF and literal (in case of sorted file).</text:p>
        </text:list-item>
        <text:list-item>
          <text:p text:style-name="P15">int DBFile :: Close():</text:p>
          <text:p text:style-name="P29">Closes the file and returns the status flag, 0 if error 1 on success.</text:p>
        </text:list-item>
      </text:list>
      <text:p text:style-name="P17"/>
      <text:p text:style-name="P26"><text:soft-page-break/>sorted.cc:</text:p>
      <text:list xml:id="list905220904" text:style-name="L3">
        <text:list-item>
          <text:p text:style-name="P18">file_info :: file_info(struct SortInfo *, const char *, File *, Page *):</text:p>
          <text:p text:style-name="P30">Constructor of struct file_info used to pass file information between SortedFile and SortedHelper classes.</text:p>
        </text:list-item>
        <text:list-item>
          <text:p text:style-name="P18">SortedFile :: SortedFile(struct SortInfo *, const char *, int):</text:p>
          <text:p text:style-name="P31">Sorted File constructor. Inputs the struct SortInfo, file name and a flag, if this instance is supposed to be pseudo sorted file. Used internally.</text:p>
        </text:list-item>
        <text:list-item>
          <text:p text:style-name="P18">int SortedFile :: Create():</text:p>
          <text:p text:style-name="P31">Internally used create function to create SortedFile. Called by DBFile::Create.</text:p>
        </text:list-item>
        <text:list-item>
          <text:p text:style-name="P18">int SortedFile :: Open():</text:p>
        </text:list-item>
        <text:list-item>
          <text:p text:style-name="P18">void SortedFile :: Add(Record *placeholder):</text:p>
        </text:list-item>
        <text:list-item>
          <text:p text:style-name="P18">void SortedFile :: Load(scheme *sch, const char *fname):</text:p>
        </text:list-item>
        <text:list-item>
          <text:p text:style-name="P18">void SortedFile :: MoveFirst():</text:p>
        </text:list-item>
        <text:list-item>
          <text:p text:style-name="P18">int SortedFile :: GetNext(Record *placeholder):</text:p>
        </text:list-item>
        <text:list-item>
          <text:p text:style-name="P18">int SortedFile :: Close():</text:p>
        </text:list-item>
        <text:list-item>
          <text:p text:style-name="P18">int SortedFile :: GetNext(Record *fetchme, CNF *cnf, Record *literal):</text:p>
        </text:list-item>
        <text:list-item>
          <text:p text:style-name="P18">int SortedFile :: get_next_query(Record *fetchme, CNF *cnf, Record *literal):</text:p>
        </text:list-item>
        <text:list-item>
          <text:p text:style-name="P18">int SortedFile :: get_next_no_query(Record *fetchme, CNF *cnf, Record *literal):</text:p>
        </text:list-item>
        <text:list-item>
          <text:p text:style-name="P18">int SortedFile :: binary_search(Record *fetchme, CNF *cnf, Record *literal):</text:p>
        </text:list-item>
      </text:list>
      <text:p text:style-name="P17"/>
      <text:p text:style-name="P26">sort_helper.cc:</text:p>
      <text:list xml:id="list3068408879" text:style-name="L4">
        <text:list-item>
          <text:p text:style-name="P19">SortedHelper :: SortedHelper(struct file_info *f_info):</text:p>
        </text:list-item>
        <text:list-item>
          <text:p text:style-name="P19">SortedHelper :: ~SortedHelper():</text:p>
        </text:list-item>
        <text:list-item>
          <text:p text:style-name="P19">int SortedHelper :: fetch(int pg_num, int pseudo):</text:p>
        </text:list-item>
        <text:list-item>
          <text:p text:style-name="P19">void SortedHelper :: set_create(int val):</text:p>
        </text:list-item>
        <text:list-item>
          <text:p text:style-name="P19">int SortedHelper :: get_create():</text:p>
        </text:list-item>
        <text:list-item>
          <text:p text:style-name="P19">void SortedHelper :: set_dirty(int pseudo):</text:p>
        </text:list-item>
        <text:list-item>
          <text:p text:style-name="P19">int SortedHelper :: feed():</text:p>
        </text:list-item>
        <text:list-item>
          <text:p text:style-name="P19">int SortedHelper :: writeback(int flag):</text:p>
        </text:list-item>
        <text:list-item>
          <text:p text:style-name="P19">int SortedHelper :: unset_dirty(int pseudo):</text:p>
        </text:list-item>
        <text:list-item>
          <text:p text:style-name="P19">void SortedHelper :: Add(Record *placeholder, int internal):</text:p>
        </text:list-item>
        <text:list-item>
          <text:p text:style-name="P19">int SortedHelper :: fetch_curr_pg():</text:p>
        </text:list-item>
        <text:list-item>
          <text:p text:style-name="P19">void SortedHelper :: set_curr_pg(int pg_num):</text:p>
        </text:list-item>
        <text:list-item>
          <text:p text:style-name="P19">int SortedHelper :: chk_dirty():</text:p>
        </text:list-item>
      </text:list>
      <text:p text:style-name="P17"/>
      <text:p text:style-name="P27">heap.cc:</text:p>
      <text:list xml:id="list988557002" text:style-name="L5">
        <text:list-item>
          <text:p text:style-name="P20">HeapFile :: HeapFile(const char *fname):</text:p>
        </text:list-item>
        <text:list-item>
          <text:p text:style-name="P20">HeapFile :: ~HeapFile():</text:p>
        </text:list-item>
        <text:list-item>
          <text:p text:style-name="P20">void HeapFile :: set_dirty():</text:p>
        </text:list-item>
        <text:list-item>
          <text:p text:style-name="P20">void HeapFile :: unset_dirty():</text:p>
        </text:list-item>
        <text:list-item>
          <text:p text:style-name="P20">int HeapFile :: chk_dirty():</text:p>
        </text:list-item>
        <text:list-item>
          <text:p text:style-name="P20"><text:soft-page-break/>void HeapFile :: writeback():</text:p>
        </text:list-item>
        <text:list-item>
          <text:p text:style-name="P20">void HeapFile :: fetch(off_t pg_num):</text:p>
        </text:list-item>
        <text:list-item>
          <text:p text:style-name="P20">int HeapFile :: Create():</text:p>
        </text:list-item>
        <text:list-item>
          <text:p text:style-name="P20">int HeapFile :: Open():</text:p>
        </text:list-item>
        <text:list-item>
          <text:p text:style-name="P20">void HeapFile :: MoveFirst():</text:p>
        </text:list-item>
        <text:list-item>
          <text:p text:style-name="P20">int HeapFile :: GetNext(Record *placeholder):</text:p>
        </text:list-item>
        <text:list-item>
          <text:p text:style-name="P20">int HeapFile :: GetNext(Record *placeholder, CNF *cnf, Record *literal):</text:p>
        </text:list-item>
        <text:list-item>
          <text:p text:style-name="P20">void HeapFile :: Add(Record *placeholder):</text:p>
        </text:list-item>
        <text:list-item>
          <text:p text:style-name="P20">void HeapFile :: Load(Schema *sch, const char *fname):</text:p>
        </text:list-item>
        <text:list-item>
          <text:p text:style-name="P20">int HeapFile :: Close():</text:p>
        </text:list-item>
      </text:list>
      <text:p text:style-name="P21"/>
      <text:p text:style-name="P28"><text:span text:style-name="T9">c</text:span>omparison.cc:</text:p>
      <text:list xml:id="list3902891472" text:style-name="L6">
        <text:list-item>
          <text:p text:style-name="P22">OrderMaker &amp;OrderMaker :: operator= (const OrderMaker &amp;in):</text:p>
        </text:list-item>
      </text:list>
      <text:p text:style-name="P23"/>
      <text:p text:style-name="P28">file.cc:</text:p>
      <text:list xml:id="list3387400335" text:style-name="L7">
        <text:list-header>
          <text:p text:style-name="P24"><text:span text:style-name="Source_20_Text"><text:span text:style-name="T7">struct metadata&amp; metadata :: operator= (const struct metadata&amp; in):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new" svg:font-family="Timesnew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3T13:26:03.005974698</dc:date>
    <meta:editing-duration>PT2H49M30S</meta:editing-duration>
    <meta:editing-cycles>7</meta:editing-cycles>
    <meta:generator>LibreOffice/6.4.1.2$Linux_X86_64 LibreOffice_project/40$Build-2</meta:generator>
    <meta:document-statistic meta:table-count="0" meta:image-count="0" meta:object-count="0" meta:page-count="4" meta:paragraph-count="109" meta:word-count="1023" meta:character-count="6387" meta:non-whitespace-character-count="5538"/>
  </office:meta>
</office:document-meta>
</file>